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GLAIS :</text:p>
      <text:p text:style-name="P3"/>
      <text:p text:style-name="P3"/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Adjectives</text:p>
          </table:table-cell>
          <table:table-cell table:style-name="Tableau1.A1" office:value-type="string">
            <text:p text:style-name="P2">Comparative</text:p>
          </table:table-cell>
          <table:table-cell table:style-name="Tableau1.C1" office:value-type="string">
            <text:p text:style-name="P2">Superlative</text:p>
          </table:table-cell>
        </table:table-row>
        <table:table-row>
          <table:table-cell table:style-name="Tableau1.A2" office:value-type="string">
            <text:p text:style-name="P1">Small, big</text:p>
          </table:table-cell>
          <table:table-cell table:style-name="Tableau1.A2" office:value-type="string">
            <text:p text:style-name="P1">Small<text:span text:style-name="T1">er</text:span>, bigg<text:span text:style-name="T1">er / than</text:span></text:p>
          </table:table-cell>
          <table:table-cell table:style-name="Tableau1.C2" office:value-type="string">
            <text:p text:style-name="P1"><text:span text:style-name="T1">The/</text:span> small<text:span text:style-name="T1">est</text:span>, bigg<text:span text:style-name="T1">est</text:span></text:p>
          </table:table-cell>
        </table:table-row>
        <table:table-row>
          <table:table-cell table:style-name="Tableau1.A2" office:value-type="string">
            <text:p text:style-name="P1">Heavy, friendly</text:p>
          </table:table-cell>
          <table:table-cell table:style-name="Tableau1.A2" office:value-type="string">
            <text:p text:style-name="P1">Heavi<text:span text:style-name="T1">er</text:span>, friendl<text:span text:style-name="T1">ier / than</text:span></text:p>
          </table:table-cell>
          <table:table-cell table:style-name="Tableau1.C2" office:value-type="string">
            <text:p text:style-name="P1"><text:span text:style-name="T1">The /</text:span> heavi<text:span text:style-name="T1">est</text:span>, friendli<text:span text:style-name="T1">est</text:span></text:p>
          </table:table-cell>
        </table:table-row>
        <table:table-row>
          <table:table-cell table:style-name="Tableau1.A2" office:value-type="string">
            <text:p text:style-name="P1">Robust, elegant</text:p>
          </table:table-cell>
          <table:table-cell table:style-name="Tableau1.A2" office:value-type="string">
            <text:p text:style-name="P1"><text:span text:style-name="T1">More or less</text:span> / robust, elegant / <text:span text:style-name="T1">than</text:span></text:p>
          </table:table-cell>
          <table:table-cell table:style-name="Tableau1.C2" office:value-type="string">
            <text:p text:style-name="P1"><text:span text:style-name="T1">The most or the least</text:span> / robust, elegant</text:p>
          </table:table-cell>
        </table:table-row>
        <table:table-row>
          <table:table-cell table:style-name="Tableau1.A2" office:value-type="string">
            <text:p text:style-name="P1">Good</text:p>
            <text:p text:style-name="P1">Bad </text:p>
            <text:p text:style-name="P1">Far</text:p>
          </table:table-cell>
          <table:table-cell table:style-name="Tableau1.A2" office:value-type="string">
            <text:p text:style-name="P1">Better than</text:p>
            <text:p text:style-name="P1">worse</text:p>
            <text:p text:style-name="P1">farther</text:p>
          </table:table-cell>
          <table:table-cell table:style-name="Tableau1.C2" office:value-type="string">
            <text:p text:style-name="P1">The <text:s/>best</text:p>
            <text:p text:style-name="P1"><text:s text:c="8"/>worst</text:p>
            <text:p text:style-name="P1"><text:s text:c="8"/>farthest</text:p>
          </table:table-cell>
        </table:table-row>
      </table:table>
      <text:p text:style-name="P3"/>
      <text:p text:style-name="P3"/>
      <text:p text:style-name="P4">1ère ligne = 1 syllabe</text:p>
      <text:p text:style-name="P4">2ème ligne = 2 syllabes</text:p>
      <text:p text:style-name="P4">3ème ligne = <text:s/>&gt;=2syllabes</text:p>
      <text:p text:style-name="P4">4ème ligne = exceptions</text:p>
      <text:p text:style-name="P4"/>
      <text:p text:style-name="P4"/>
      <text:p text:style-name="P4">Égalité = as adj as</text:p>
      <text:p text:style-name="P4"/>
      <text:p text:style-name="P4"/>
      <text:p text:style-name="P5">Degree of comparison</text:p>
      <text:p text:style-name="P5"/>
      <text:p text:style-name="P4">much → </text:p>
      <text:p text:style-name="P4">a lot <text:s text:c="2"/>→ <text:tab/>Comparative</text:p>
      <text:p text:style-name="P4">a little→ <text:s/></text:p>
      <text:p text:style-name="P4"/>
      <text:p text:style-name="P4"/>
      <text:p text:style-name="P5">Comparative Adverbs</text:p>
      <text:p text:style-name="P5"/>
      <text:p text:style-name="P4">more <text:s/>→ </text:p>
      <text:p text:style-name="P4"><text:tab/><text:tab/>adverb que</text:p>
      <text:p text:style-name="P4">less <text:s text:c="3"/>→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3-03T13:43:44</meta:creation-date>
    <meta:document-statistic meta:table-count="1" meta:image-count="0" meta:object-count="0" meta:page-count="1" meta:paragraph-count="35" meta:word-count="95" meta:character-count="547"/>
    <dc:date>2022-03-03T21:46:03</dc:date>
    <dc:creator>Jordan </dc:creator>
    <meta:editing-duration>PT7H31M19S</meta:editing-duration>
    <meta:editing-cycles>1</meta:editing-cycles>
    <meta:generator>OpenOffice/4.1.7$Unix OpenOffice.org_project/417m1$Build-9800</meta:generator>
  </office:meta>
</office:document-meta>
</file>